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March 13<text:span text:style-name="T1">th</text:span> 2013</text:p>
      <text:p text:style-name="P1">Period 6</text:p>
      <text:p text:style-name="P1"/>
      <text:p text:style-name="P1"/>
      <text:p text:style-name="P1"/>
      <text:p text:style-name="P1"/>
      <text:p text:style-name="P2">Dear Dad,</text:p>
      <text:p text:style-name="P2"/>
      <text:p text:style-name="P2"/>
      <text:p text:style-name="P2"><text:tab/>The trip is going fine and I am glad that I went but I would like to inform you on the behavior of Gram and Gramps.</text:p>
      <text:p text:style-name="P2"/>
      <text:p text:style-name="P2"/>
      <text:p text:style-name="P2"><text:tab/>When we left Euclid, they asked me to tell a story, so I told them about Pheobe Winterbottom, my friend. This seemed to entertain them for a while, but soon we were stopped at a rest stop. Gramps saw a woman who's car was broken, so he went over to “help” her. Gramps reached into the car and started to take apart her car sayin' </text:p>
      <text:p text:style-name="P2"><text:tab/>“These Dang Snakes!!” as he snapped apart the car. Soon the woman's car engine lay scattered in little pieces on the floor and the woman had to call a mechanic. I find this very strange of him, but I guess that is normal behavior for Gramps.</text:p>
      <text:p text:style-name="P2"/>
      <text:p text:style-name="P2"><text:tab/>After Gramps helped the woman with the “Dang Snakes”, he and Gram nearly got into a fight about Gloria, and I was glad to continue with my story about Pheobe. But then when we got to the Wisconsin Dells, we took a long stop. There were Indians dancing around in circle in moccasins. I listened to the beat of the drums and I guess I got a bit carried away by it, for when it felt like I thought had closed my eyes for a minute Gram was gone. </text:p>
      <text:p text:style-name="P2"/>
      <text:p text:style-name="P2"><text:tab/>In a panic, I pushed through the crowd. I had lost them! They had left me! But when I pushed further through the crowd, I found Gram dancing in white moccasins saying “Huzza, Huzza”. This I found even more bizarre. </text:p>
      <text:p text:style-name="P2"/>
      <text:p text:style-name="P2"><text:tab/>Please be prepared to call the police on them.</text:p>
      <text:p text:style-name="P2"/>
      <text:p text:style-name="P2"/>
      <text:p text:style-name="P2">-Salamanca Tree Hidd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3-03-07T19:27:09.60</meta:creation-date>
    <dc:date>2013-03-10T15:48:21.40</dc:date>
    <dc:creator>Isadora White</dc:creator>
    <meta:editing-duration>PT15M44S</meta:editing-duration>
    <meta:editing-cycles>2</meta:editing-cycles>
    <meta:generator>OpenOffice.org/3.3$Win32 OpenOffice.org_project/330m20$Build-9567</meta:generator>
    <meta:printed-by>Isadora White</meta:printed-by>
    <meta:print-date>2013-03-10T15:39:03.78</meta:print-date>
    <meta:document-statistic meta:table-count="0" meta:image-count="0" meta:object-count="0" meta:page-count="1" meta:paragraph-count="11" meta:word-count="291" meta:character-count="1462"/>
  </office:meta>
</office:document-meta>
</file>